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0.884">
            <text:p>$0.88</text:p>
          </table:table-cell>
          <table:table-cell table:style-name="ce71" table:formula="of:=([.F13]*[.K13])" office:value-type="currency" office:currency="USD" office:value="21.216">
            <text:p>$21.22</text:p>
          </table:table-cell>
          <table:table-cell table:style-name="ce71" table:formula="of:=([.A13]*[.K13])" office:value-type="currency" office:currency="USD" office:value="5.304">
            <text:p>$5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0.8">
            <text:p>$0.80</text:p>
          </table:table-cell>
          <table:table-cell table:style-name="ce71" table:formula="of:=([.A32]*[.K32])" office:value-type="currency" office:currency="USD" office:value="0.2">
            <text:p>$0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1" office:value-type="currency" office:currency="USD" office:value="1.84">
            <text:p>$1.84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52">
            <text:p>$5.5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47]*[.K47])" office:value-type="currency" office:currency="USD" office:value="0.56">
            <text:p>$0.56</text:p>
          </table:table-cell>
          <table:table-cell table:style-name="ce71" table:formula="of:=([.A47]*[.K47])" office:value-type="currency" office:currency="USD" office:value="0.14">
            <text:p>$0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3" office:value-type="string">
            <text:p>RES 5.0K OHM 3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WHD5K0FET</text:p>
          </table:table-cell>
          <table:table-cell table:style-name="ce64" office:value-type="string">
            <text:p>WHD5K0FETCT-ND</text:p>
          </table:table-cell>
          <table:table-cell table:style-name="ce70" office:value-type="currency" office:currency="USD" office:value="1.86">
            <text:p>$1.86</text:p>
          </table:table-cell>
          <table:table-cell table:style-name="ce73" table:formula="of:=([.F51]*[.K51])" office:value-type="currency" office:currency="USD" office:value="14.88">
            <text:p>$14.88</text:p>
          </table:table-cell>
          <table:table-cell table:style-name="ce73" table:formula="of:=([.G51]*[.K51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" office:value-type="string">
            <text:p>RES 150 OHM 1/2W 1% METAL FILM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Vishay/Dale</text:p>
          </table:table-cell>
          <table:table-cell table:style-name="ce26" office:value-type="string">
            <text:p>SFR16S0001500FR500</text:p>
          </table:table-cell>
          <table:table-cell table:style-name="ce26" office:value-type="string">
            <text:p>PPC150XCT-ND</text:p>
          </table:table-cell>
          <table:table-cell table:style-name="ce70" office:value-type="currency" office:currency="USD" office:value="0.29">
            <text:p>$0.29</text:p>
          </table:table-cell>
          <table:table-cell table:style-name="ce71" table:formula="of:=([.F59]*[.K59])" office:value-type="currency" office:currency="USD" office:value="4.64">
            <text:p>$4.64</text:p>
          </table:table-cell>
          <table:table-cell table:style-name="ce71" table:formula="of:=([.A59]*[.K59])" office:value-type="currency" office:currency="USD" office:value="1.16">
            <text:p>$1.16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6]*[.K66])" office:value-type="currency" office:currency="USD" office:value="12.88">
            <text:p>$12.88</text:p>
          </table:table-cell>
          <table:table-cell table:style-name="ce71" table:formula="of:=([.A66]*[.K66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/>
          <table:table-cell table:style-name="ce2" office:value-type="string">
            <text:p>KIT MOUNTING HARDWARE TO-220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7]*[.K67])" office:value-type="currency" office:currency="USD" office:value="15.52">
            <text:p>$15.52</text:p>
          </table:table-cell>
          <table:table-cell table:style-name="ce71" table:formula="of:=([.A67]*[.K67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68]*[.K68])" office:value-type="currency" office:currency="USD" office:value="14.36">
            <text:p>$14.36</text:p>
          </table:table-cell>
          <table:table-cell table:style-name="ce71" table:formula="of:=([.A68]*[.K68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69]*[.K69])" office:value-type="currency" office:currency="USD" office:value="0">
            <text:p>$0.00</text:p>
          </table:table-cell>
          <table:table-cell table:style-name="ce71" table:formula="of:=([.A69]*[.K69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0]*[.K70])" office:value-type="currency" office:currency="USD" office:value="18">
            <text:p>$18.00</text:p>
          </table:table-cell>
          <table:table-cell table:style-name="ce71" table:formula="of:=([.A70]*[.K70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1]*[.K71])" office:value-type="currency" office:currency="USD" office:value="14.52">
            <text:p>$14.52</text:p>
          </table:table-cell>
          <table:table-cell table:style-name="ce71" table:formula="of:=([.A71]*[.K71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2]*[.K72])" office:value-type="currency" office:currency="USD" office:value="9.92">
            <text:p>$9.92</text:p>
          </table:table-cell>
          <table:table-cell table:style-name="ce71" table:formula="of:=([.A72]*[.K72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3]*[.K73])" office:value-type="currency" office:currency="USD" office:value="0">
            <text:p>$0.00</text:p>
          </table:table-cell>
          <table:table-cell table:style-name="ce71" table:formula="of:=([.A73]*[.K73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4]*[.K74])" office:value-type="currency" office:currency="USD" office:value="2.88">
            <text:p>$2.88</text:p>
          </table:table-cell>
          <table:table-cell table:style-name="ce71" table:formula="of:=([.A74]*[.K74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7]*[.K77])" office:value-type="currency" office:currency="USD" office:value="4.48">
            <text:p>$4.48</text:p>
          </table:table-cell>
          <table:table-cell table:style-name="ce71" table:formula="of:=([.A77]*[.K77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6])" office:value-type="currency" office:currency="USD" office:value="214.3302">
            <text:p>$214.33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0]*[.K80])" office:value-type="currency" office:currency="USD" office:value="0">
            <text:p>$0.00</text:p>
          </table:table-cell>
          <table:table-cell table:style-name="ce71" table:formula="of:=([.A80]*[.K80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3]*[.K83])" office:value-type="currency" office:currency="USD" office:value="0">
            <text:p>$0.00</text:p>
          </table:table-cell>
          <table:table-cell table:style-name="ce71" table:formula="of:=([.A83]*[.K83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78:.M83])" office:value-type="currency" office:currency="USD" office:value="237.5102">
            <text:p>$237.51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7])" office:value-type="currency" office:currency="USD" office:value="333.7958">
            <text:p>$333.80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9:Sheet1.AMI10485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5/15/2013</text:date>, <text:time>14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15T14:50:08</dc:date>
    <meta:editing-cycles>476</meta:editing-cycles>
    <meta:editing-duration>PT152H15M35S</meta:editing-duration>
    <meta:document-statistic meta:table-count="1" meta:cell-count="829" meta:object-count="0"/>
  </office:meta>
</office:document-meta>
</file>